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799in" style:contextual-spacing="false"/>
      <style:text-properties style:font-name="Liberation Mono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Heading_20_1">
      <style:paragraph-properties fo:break-before="page"/>
      <style:text-properties officeooo:paragraph-rsid="0010606d"/>
    </style:style>
    <style:style style:name="P8" style:family="paragraph" style:parent-style-name="Heading_20_1" style:list-style-name="">
      <style:text-properties style:font-name="Liberation Mono" fo:font-size="12pt" officeooo:paragraph-rsid="000e95ad" style:font-size-asian="12pt" style:font-size-complex="12pt"/>
    </style:style>
    <style:style style:name="P9" style:family="paragraph" style:parent-style-name="Heading_20_1">
      <style:paragraph-properties fo:break-before="page"/>
      <style:text-properties officeooo:paragraph-rsid="000e95ad"/>
    </style:style>
    <style:style style:name="P10" style:family="paragraph" style:parent-style-name="Heading_20_1">
      <style:paragraph-properties fo:break-before="page"/>
      <style:text-properties officeooo:paragraph-rsid="00136ffb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 style:list-style-name="">
      <style:text-properties style:font-name="Liberation Mono" fo:font-size="12pt" officeooo:paragraph-rsid="000e95ad" style:font-size-asian="12pt" style:font-size-complex="12pt"/>
    </style:style>
    <style:style style:name="P14" style:family="paragraph" style:parent-style-name="Text_20_body">
      <style:paragraph-properties fo:margin-top="0in" fo:margin-bottom="0.0799in" style:contextual-spacing="false"/>
      <style:text-properties style:font-name="Liberation Mono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Liberation Mono" officeooo:paragraph-rsid="00136ffb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6ffb" style:font-weight-asian="bold" style:font-weight-complex="bold"/>
    </style:style>
    <style:style style:name="T6" style:family="text">
      <style:text-properties officeooo:rsid="00136ff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06. Divide Intervals Into Minimum Number of Groups</text:h>
      <text:p text:style-name="P3">You are given a 2D integer array <text:span text:style-name="Source_20_Text"><text:span text:style-name="T1">intervals</text:span></text:span> where <text:span text:style-name="Source_20_Text"><text:span text:style-name="T1">intervals[i] = [left</text:span></text:span><text:span text:style-name="Source_20_Text"><text:span text:style-name="T2">i</text:span></text:span><text:span text:style-name="Source_20_Text"><text:span text:style-name="T1">, right</text:span></text:span><text:span text:style-name="Source_20_Text"><text:span text:style-name="T2">i</text:span></text:span><text:span text:style-name="Source_20_Text"><text:span text:style-name="T1">]</text:span></text:span> represents the <text:span text:style-name="Strong_20_Emphasis"><text:span text:style-name="T2">inclusive</text:span></text:span> interval <text:span text:style-name="Source_20_Text"><text:span text:style-name="T1">[left</text:span></text:span><text:span text:style-name="Source_20_Text"><text:span text:style-name="T2">i</text:span></text:span><text:span text:style-name="Source_20_Text"><text:span text:style-name="T1">, right</text:span></text:span><text:span text:style-name="Source_20_Text"><text:span text:style-name="T2">i</text:span></text:span><text:span text:style-name="Source_20_Text"><text:span text:style-name="T1">]</text:span></text:span>.</text:p>
      <text:p text:style-name="P3">You have to divide the intervals into one or more <text:span text:style-name="Strong_20_Emphasis"><text:span text:style-name="T2">groups</text:span></text:span> such that each interval is in <text:span text:style-name="Strong_20_Emphasis"><text:span text:style-name="T2">exactly</text:span></text:span> one group, and no two intervals that are in the same group <text:span text:style-name="Strong_20_Emphasis"><text:span text:style-name="T2">intersect</text:span></text:span> each other.</text:p>
      <text:p text:style-name="P3">Return <text:span text:style-name="Emphasis"><text:span text:style-name="T2">the </text:span></text:span><text:span text:style-name="Emphasis"><text:span text:style-name="Strong_20_Emphasis"><text:span text:style-name="T2">minimum</text:span></text:span></text:span><text:span text:style-name="Emphasis"><text:span text:style-name="T2"> number of groups you need to make</text:span></text:span>.</text:p>
      <text:p text:style-name="P3">Two intervals <text:span text:style-name="Strong_20_Emphasis"><text:span text:style-name="T2">intersect</text:span></text:span> if there is at least one common number between them. For example, the intervals <text:span text:style-name="Source_20_Text"><text:span text:style-name="T1">[1, 5]</text:span></text:span> and <text:span text:style-name="Source_20_Text"><text:span text:style-name="T1">[5, 8]</text:span></text:span> intersect.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intervals = [[5,10],[6,8],[1,5],[2,3],[1,10]]</text:p>
      <text:p text:style-name="P2"><text:span text:style-name="Strong_20_Emphasis"><text:span text:style-name="T2">Output:</text:span></text:span> 3</text:p>
      <text:p text:style-name="P2"><text:span text:style-name="Strong_20_Emphasis"><text:span text:style-name="T2">Explanation:</text:span></text:span> We can divide the intervals into the following groups:</text:p>
      <text:p text:style-name="P6">- Group 1: [1, 5], [6, 8].</text:p>
      <text:p text:style-name="P6">- Group 2: [2, 3], [5, 10].</text:p>
      <text:p text:style-name="P6">- Group 3: [1, 10].</text:p>
      <text:p text:style-name="P5">It can be proven that it is not possible to divide the intervals into fewer than 3 groups.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intervals = [[1,3],[5,6],[8,10],[11,13]]</text:p>
      <text:p text:style-name="P2"><text:span text:style-name="Strong_20_Emphasis"><text:span text:style-name="T2">Output:</text:span></text:span> 1</text:p>
      <text:p text:style-name="P4"><text:span text:style-name="Strong_20_Emphasis"><text:span text:style-name="T2">Explanation:</text:span></text:span> None of the intervals overlap, so we can put all of them in one group.</text:p>
      <text:p text:style-name="P3"><text:span text:style-name="Strong_20_Emphasis"><text:span text:style-name="T2">Constraints:</text:span></text:span></text:p>
      <text:list text:style-name="L1">
        <text:list-item>
          <text:p text:style-name="P11"><text:span text:style-name="Source_20_Text"><text:span text:style-name="T1">1 &lt;= intervals.length &lt;= 10</text:span></text:span><text:span text:style-name="Source_20_Text"><text:span text:style-name="T3">5</text:span></text:span></text:p>
        </text:list-item>
        <text:list-item>
          <text:p text:style-name="P11"><text:span text:style-name="Source_20_Text"><text:span text:style-name="T1">intervals[i].length == 2</text:span></text:span></text:p>
        </text:list-item>
        <text:list-item>
          <text:p text:style-name="P12"><text:span text:style-name="Source_20_Text"><text:span text:style-name="T1">1 &lt;= left</text:span></text:span><text:span text:style-name="Source_20_Text"><text:span text:style-name="T2">i</text:span></text:span><text:span text:style-name="Source_20_Text"><text:span text:style-name="T1"> &lt;= right</text:span></text:span><text:span text:style-name="Source_20_Text"><text:span text:style-name="T2">i</text:span></text:span><text:span text:style-name="Source_20_Text"><text:span text:style-name="T1"> &lt;= 10</text:span></text:span><text:span text:style-name="Source_20_Text"><text:span text:style-name="T3">6</text:span></text:span></text:p>
        </text:list-item>
      </text:list>
      <text:p text:style-name="Text_20_body"/>
      <text:h text:style-name="P7" text:outline-level="1">2406. Divide Intervals Into Minimum Number of Groups</text:h>
      <text:h text:style-name="P8" text:outline-level="1">/*</text:h>
      <text:h text:style-name="P13" text:outline-level="1"><text:s text:c="4"/><text:span text:style-name="T4">Brute force</text:span></text:h>
      <text:h text:style-name="P13" text:outline-level="1"><text:s text:c="4"/>Time complexity: O(nlogn+n^2)=O(n^2)</text:h>
      <text:h text:style-name="P13" text:outline-level="1"><text:s text:c="4"/>Space complexity: O(n)</text:h>
      <text:h text:style-name="P13" text:outline-level="1">*/</text:h>
      <text:h text:style-name="P13" text:outline-level="1">class Solution {</text:h>
      <text:h text:style-name="P13" text:outline-level="1"><text:s text:c="4"/>public:</text:h>
      <text:h text:style-name="P13" text:outline-level="1"><text:s text:c="8"/>int minGroups(std::vector&lt;std::vector&lt;int&gt;&gt;&amp; intervals){</text:h>
      <text:h text:style-name="P13" text:outline-level="1"><text:s text:c="12"/>int n=intervals.size();</text:h>
      <text:h text:style-name="P13" text:outline-level="1"/>
      <text:h text:style-name="P13" text:outline-level="1"><text:s text:c="12"/>std::sort(intervals.begin(),intervals.end());</text:h>
      <text:h text:style-name="P13" text:outline-level="1"/>
      <text:h text:style-name="P13" text:outline-level="1"><text:s text:c="12"/>std::vector&lt;int&gt; groups;</text:h>
      <text:h text:style-name="P13" text:outline-level="1"/>
      <text:h text:style-name="P13" text:outline-level="1"><text:s text:c="12"/>for(auto&amp; interval: intervals){</text:h>
      <text:h text:style-name="P13" text:outline-level="1"><text:s text:c="16"/>int left=interval[0];</text:h>
      <text:h text:style-name="P13" text:outline-level="1"><text:s text:c="16"/>int right=interval[1];</text:h>
      <text:h text:style-name="P13" text:outline-level="1"><text:s text:c="16"/>int j=0;</text:h>
      <text:h text:style-name="P13" text:outline-level="1"><text:s text:c="16"/>while(j&lt;groups.size()&amp;&amp;groups[j]&gt;=left) j++;</text:h>
      <text:h text:style-name="P13" text:outline-level="1"><text:s text:c="16"/>if(j&lt;groups.size()) groups[j]=right;</text:h>
      <text:h text:style-name="P13" text:outline-level="1"><text:s text:c="16"/>else groups.push_back(right);</text:h>
      <text:h text:style-name="P13" text:outline-level="1"><text:s text:c="12"/>}</text:h>
      <text:h text:style-name="P13" text:outline-level="1"><text:s text:c="12"/>return groups.size();</text:h>
      <text:h text:style-name="P13" text:outline-level="1"><text:s text:c="8"/>}</text:h>
      <text:h text:style-name="P13" text:outline-level="1">};</text:h>
      <text:h text:style-name="P9" text:outline-level="1">2406. Divide Intervals Into Minimum Number of Groups</text:h>
      <text:p text:style-name="P1">/*</text:p>
      <text:p text:style-name="P1"><text:s text:c="4"/><text:span text:style-name="T5">Line sweep with s</text:span><text:span text:style-name="T4">orting </text:span><text:span text:style-name="T5">(map)</text:span></text:p>
      <text:p text:style-name="P1"><text:s text:c="4"/>Time complexity: O(nlogn)</text:p>
      <text:p text:style-name="P1"><text:s text:c="4"/>Space complexity: O(n)</text:p>
      <text:p text:style-name="P1">*/</text:p>
      <text:p text:style-name="P1">class Solution {</text:p>
      <text:p text:style-name="P1"><text:s text:c="4"/>public:</text:p>
      <text:p text:style-name="P1"><text:s text:c="8"/>int minGroups(std::vector&lt;std::vector&lt;int&gt;&gt;&amp; intervals){</text:p>
      <text:p text:style-name="P1"><text:s text:c="12"/>std::map&lt;int,int&gt; dp;</text:p>
      <text:p text:style-name="P1"><text:s text:c="12"/>for(auto&amp; interval: intervals){</text:p>
      <text:p text:style-name="P1"><text:s text:c="16"/>int left=interval[0];</text:p>
      <text:p text:style-name="P1"><text:s text:c="16"/>int right=interval[1];</text:p>
      <text:p text:style-name="P1"><text:s text:c="16"/>dp[left]++;</text:p>
      <text:p text:style-name="P1"><text:s text:c="16"/>dp[right+1]--;</text:p>
      <text:p text:style-name="P1"><text:s text:c="12"/>}</text:p>
      <text:p text:style-name="P1"/>
      <text:p text:style-name="P1"><text:s text:c="12"/>int ans=0;</text:p>
      <text:p text:style-name="P1"><text:s text:c="12"/>int prefix_sum=0;</text:p>
      <text:p text:style-name="P1"><text:s text:c="12"/>for(auto&amp; [k,v]: dp) {</text:p>
      <text:p text:style-name="P1"><text:s text:c="16"/>prefix_sum+=v;</text:p>
      <text:p text:style-name="P1"><text:s text:c="16"/>ans=std::max(ans,prefix_sum);</text:p>
      <text:p text:style-name="P1"><text:s text:c="12"/>}</text:p>
      <text:p text:style-name="P1"/>
      <text:p text:style-name="P1"><text:s text:c="12"/>return ans;</text:p>
      <text:p text:style-name="P1"><text:s text:c="8"/>}</text:p>
      <text:p text:style-name="P1">};</text:p>
      <text:h text:style-name="P10" text:outline-level="1">2406. Divide Intervals Into Minimum Number of Groups</text:h>
      <text:p text:style-name="P15">/*</text:p>
      <text:p text:style-name="P15"><text:s text:c="4"/><text:span text:style-name="T4">Line sweep without sorting (vector)</text:span></text:p>
      <text:p text:style-name="P15"><text:s text:c="4"/>Time complexity: O(n+(max_right-min_left+1))</text:p>
      <text:p text:style-name="P15"><text:s text:c="4"/>Space complexity: O(max_right+2)=O(max_right)</text:p>
      <text:p text:style-name="P15">*/</text:p>
      <text:p text:style-name="P15">class Solution {</text:p>
      <text:p text:style-name="P15"><text:s text:c="4"/>public:</text:p>
      <text:p text:style-name="P15"><text:s text:c="8"/>int minGroups(std::vector&lt;std::vector&lt;int&gt;&gt;&amp; intervals){</text:p>
      <text:p text:style-name="P15"><text:s text:c="12"/>int min_left=INT_MAX;</text:p>
      <text:p text:style-name="P15"><text:s text:c="12"/>int max_right=INT_MIN;</text:p>
      <text:p text:style-name="P15"><text:s text:c="12"/>for(auto&amp; interval: intervals){</text:p>
      <text:p text:style-name="P15"><text:s text:c="16"/>min_left=std::min(min_left,interval[0]);</text:p>
      <text:p text:style-name="P15"><text:s text:c="16"/>max_right=std::max(max_right,interval[1]);</text:p>
      <text:p text:style-name="P15"><text:s text:c="12"/>}</text:p>
      <text:p text:style-name="P15"/>
      <text:p text:style-name="P15"><text:s text:c="12"/>std::vector&lt;int&gt; dp(max_right+2,0);</text:p>
      <text:p text:style-name="P15"><text:s text:c="12"/></text:p>
      <text:p text:style-name="P15"><text:s text:c="12"/>for(auto&amp; interval: intervals){</text:p>
      <text:p text:style-name="P15"><text:s text:c="16"/>int left=interval[0];</text:p>
      <text:p text:style-name="P15"><text:s text:c="16"/>int right=interval[1];</text:p>
      <text:p text:style-name="P15"><text:s text:c="16"/>dp[left]++;</text:p>
      <text:p text:style-name="P15"><text:s text:c="16"/>dp[right+1]--;</text:p>
      <text:p text:style-name="P15"><text:s text:c="12"/>}</text:p>
      <text:p text:style-name="P15"/>
      <text:p text:style-name="P15"><text:s text:c="12"/>int ans=0;</text:p>
      <text:p text:style-name="P15"><text:s text:c="12"/>int tmp_ans=0;</text:p>
      <text:p text:style-name="P15"><text:s text:c="12"/>for(auto&amp; v: dp) {</text:p>
      <text:p text:style-name="P15"><text:s text:c="16"/>tmp_ans+=v;</text:p>
      <text:p text:style-name="P15"><text:s text:c="16"/>ans=std::max(ans,tmp_ans);</text:p>
      <text:p text:style-name="P15"><text:s text:c="12"/>}</text:p>
      <text:p text:style-name="P15"/>
      <text:p text:style-name="P15"><text:s text:c="12"/>return ans!=0?ans:1;</text:p>
      <text:p text:style-name="P15"><text:s text:c="8"/>}</text:p>
      <text:p text:style-name="P1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1:26:37.440815507</meta:creation-date>
    <dc:date>2024-10-12T19:08:41.707744126</dc:date>
    <meta:editing-duration>PT38M23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4" meta:paragraph-count="102" meta:word-count="364" meta:character-count="3434" meta:non-whitespace-character-count="2435"/>
  </office:meta>
</office:document-meta>
</file>